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9.6972in" svg:height="5.7728in" svg:x="3.3335in" svg:y="0.0417in">
            <draw:object draw:notify-on-update-of-ranges="data.A1:data.A1 data.A2:data.A33 data.B1:data.B1 data.B2:data.B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Количество элементов</text:p>
          </table:table-cell>
          <table:table-cell office:value-type="string" calcext:value-type="string">
            <text:p>Среднее время доступ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2772" calcext:value-type="float">
            <text:p>5.27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5336" calcext:value-type="float">
            <text:p>5.353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39199" calcext:value-type="float">
            <text:p>5.391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67284" calcext:value-type="float">
            <text:p>5.672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7721" calcext:value-type="float">
            <text:p>12.77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4966" calcext:value-type="float">
            <text:p>12.49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0502" calcext:value-type="float">
            <text:p>13.05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6173" calcext:value-type="float">
            <text:p>12.61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9122" calcext:value-type="float">
            <text:p>18.91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8116" calcext:value-type="float">
            <text:p>18.81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9646" calcext:value-type="float">
            <text:p>18.96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8188" calcext:value-type="float">
            <text:p>18.81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9086" calcext:value-type="float">
            <text:p>18.90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8733" calcext:value-type="float">
            <text:p>18.87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6644" calcext:value-type="float">
            <text:p>19.66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2034" calcext:value-type="float">
            <text:p>19.20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6174" calcext:value-type="float">
            <text:p>19.61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.2084" calcext:value-type="float">
            <text:p>20.20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0041" calcext:value-type="float">
            <text:p>20.00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9818" calcext:value-type="float">
            <text:p>18.98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1519" calcext:value-type="float">
            <text:p>19.15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2673" calcext:value-type="float">
            <text:p>19.26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.4642" calcext:value-type="float">
            <text:p>19.46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.9864" calcext:value-type="float">
            <text:p>19.98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.4947" calcext:value-type="float">
            <text:p>19.49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.8902" calcext:value-type="float">
            <text:p>19.89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.4869" calcext:value-type="float">
            <text:p>20.48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.8833" calcext:value-type="float">
            <text:p>20.88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.0813" calcext:value-type="float">
            <text:p>22.08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.6413" calcext:value-type="float">
            <text:p>22.64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.7773" calcext:value-type="float">
            <text:p>21.77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.6639" calcext:value-type="float">
            <text:p>22.66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1:03:27.411822057</dc:date>
    <meta:editing-duration>PT1M22S</meta:editing-duration>
    <meta:editing-cycles>1</meta:editing-cycles>
    <meta:document-statistic meta:table-count="1" meta:cell-count="6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32cm" svg:height="14.664cm" xlink:href=".." xlink:type="simple" chart:class="chart:line" chart:style-name="ch1">
        <chart:plot-area chart:style-name="ch2" table:cell-range-address="data.A1:data.B33" chart:data-source-has-labels="both" svg:x="1.503cm" svg:y="0.293cm" svg:width="22.637cm" svg:height="13.097cm">
          <chartooo:coordinate-region svg:x="2.124cm" svg:y="0.493cm" svg:width="21.829cm" svg:height="12.25cm"/>
          <chart:axis chart:dimension="x" chart:name="primary-x" chart:style-name="ch3" chartooo:axis-type="auto">
            <chartooo:date-scale/>
            <chart:title svg:x="11.07cm" svg:y="13.683cm" chart:style-name="ch4">
              <text:p>Количество элементов</text:p>
            </chart:title>
            <chart:categories table:cell-range-address="data.A2:data.A33"/>
          </chart:axis>
          <chart:axis chart:dimension="y" chart:name="primary-y" chart:style-name="ch3">
            <chart:title svg:x="0.451cm" svg:y="8.684cm" chart:style-name="ch5">
              <text:p>Среднее время доступа</text:p>
            </chart:title>
            <chart:grid chart:style-name="ch6" chart:class="major"/>
          </chart:axis>
          <chart:series chart:style-name="ch7" chart:values-cell-range-address="data.B2:data.B33" chart:label-cell-address="data.B1:data.B1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 время доступа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.A2:data.A33</svg:desc>
                </draw:g>
              </table:table-cell>
              <table:table-cell office:value-type="float" office:value="5.2772">
                <text:p>5.2772</text:p>
                <draw:g>
                  <svg:desc>data.B2:data.B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35336">
                <text:p>5.353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.39199">
                <text:p>5.391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67284">
                <text:p>5.672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7721">
                <text:p>12.77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.4966">
                <text:p>12.496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0502">
                <text:p>13.05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.6173">
                <text:p>12.61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9122">
                <text:p>18.91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8116">
                <text:p>18.81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.9646">
                <text:p>18.96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.8188">
                <text:p>18.818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.9086">
                <text:p>18.90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.8733">
                <text:p>18.87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.6644">
                <text:p>19.66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.2034">
                <text:p>19.203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.6174">
                <text:p>19.61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0.2084">
                <text:p>20.208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.0041">
                <text:p>20.00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.9818">
                <text:p>18.981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9.1519">
                <text:p>19.15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9.2673">
                <text:p>19.267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9.4642">
                <text:p>19.464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9.9864">
                <text:p>19.986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9.4947">
                <text:p>19.49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9.8902">
                <text:p>19.89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0.4869">
                <text:p>20.486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0.8833">
                <text:p>20.883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2.0813">
                <text:p>22.081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.6413">
                <text:p>22.641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1.7773">
                <text:p>21.77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2.6639">
                <text:p>22.66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